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line-height="150%"/>
      <style:text-properties style:font-name="Arial" style:font-name-complex="Arial"/>
    </style:style>
    <style:style style:name="P2" style:parent-style-name="Normal" style:family="paragraph">
      <style:paragraph-properties fo:line-height="150%"/>
      <style:text-properties style:font-name="Arial" style:font-name-complex="Arial"/>
    </style:style>
    <style:style style:name="P3" style:parent-style-name="ListParagraph" style:list-style-name="LFO2" style:family="paragraph">
      <style:paragraph-properties fo:line-height="150%"/>
    </style:style>
    <style:style style:name="T4" style:parent-style-name="DefaultParagraphFont" style:family="text">
      <style:text-properties style:font-name="Arial" style:font-name-complex="Arial" fo:font-weight="bold" style:font-weight-asian="bold" style:font-weight-complex="bold"/>
    </style:style>
    <style:style style:name="T5" style:parent-style-name="DefaultParagraphFont" style:family="text">
      <style:text-properties style:font-name="Arial" style:font-name-complex="Arial"/>
    </style:style>
    <style:style style:name="P6" style:parent-style-name="ListParagraph" style:family="paragraph">
      <style:paragraph-properties fo:line-height="150%" fo:margin-left="0.25in">
        <style:tab-stops/>
      </style:paragraph-properties>
      <style:text-properties style:font-name="Arial" style:font-name-complex="Arial" fo:font-weight="bold" style:font-weight-asian="bold" style:font-weight-complex="bold"/>
    </style:style>
    <style:style style:name="P7" style:parent-style-name="ListParagraph" style:list-style-name="LFO2" style:family="paragraph">
      <style:paragraph-properties fo:line-height="150%"/>
      <style:text-properties style:font-name="Arial" style:font-name-complex="Arial" fo:font-weight="bold" style:font-weight-asian="bold" style:font-weight-complex="bold"/>
    </style:style>
    <style:style style:name="P8" style:parent-style-name="ListParagraph" style:list-style-name="LFO3" style:family="paragraph">
      <style:paragraph-properties fo:line-height="150%"/>
      <style:text-properties style:font-name="Arial" style:font-name-complex="Arial"/>
    </style:style>
    <style:style style:name="P9" style:parent-style-name="ListParagraph" style:list-style-name="LFO3" style:family="paragraph">
      <style:paragraph-properties fo:line-height="150%"/>
      <style:text-properties style:font-name="Arial" style:font-name-complex="Arial"/>
    </style:style>
    <style:style style:name="P10" style:parent-style-name="ListParagraph" style:list-style-name="LFO3" style:family="paragraph">
      <style:paragraph-properties fo:line-height="150%"/>
      <style:text-properties style:font-name="Arial" style:font-name-complex="Arial"/>
    </style:style>
    <style:style style:name="P11" style:parent-style-name="ListParagraph" style:family="paragraph">
      <style:paragraph-properties fo:line-height="150%"/>
      <style:text-properties style:font-name="Arial" style:font-name-complex="Arial"/>
    </style:style>
    <style:style style:name="P12" style:parent-style-name="ListParagraph" style:list-style-name="LFO2" style:family="paragraph">
      <style:paragraph-properties fo:line-height="150%"/>
    </style:style>
    <style:style style:name="T13" style:parent-style-name="DefaultParagraphFont" style:family="text">
      <style:text-properties style:font-name="Arial" style:font-name-complex="Arial" fo:font-weight="bold" style:font-weight-asian="bold" style:font-weight-complex="bold"/>
    </style:style>
    <style:style style:name="T14" style:parent-style-name="DefaultParagraphFont" style:family="text">
      <style:text-properties style:font-name="Arial" style:font-name-complex="Arial" fo:font-weight="bold" style:font-weight-asian="bold" style:font-weight-complex="bold"/>
    </style:style>
    <style:style style:name="P15" style:parent-style-name="Normal" style:family="paragraph">
      <style:paragraph-properties fo:line-height="150%"/>
      <style:text-properties style:font-name="Arial" style:font-name-complex="Arial"/>
    </style:style>
    <style:style style:name="P16" style:parent-style-name="Normal" style:family="paragraph">
      <style:paragraph-properties fo:line-height="150%"/>
      <style:text-properties style:font-name="Arial" style:font-name-complex="Arial"/>
    </style:style>
    <style:style style:name="P17" style:parent-style-name="Normal" style:family="paragraph">
      <style:paragraph-properties fo:line-height="150%"/>
      <style:text-properties style:font-name="Arial" style:font-name-complex="Arial"/>
    </style:style>
    <style:style style:name="P18" style:parent-style-name="Normal" style:family="paragraph">
      <style:paragraph-properties fo:line-height="150%"/>
      <style:text-properties style:font-name="Arial" style:font-name-complex="Arial"/>
    </style:style>
  </office:automatic-styles>
  <office:body>
    <office:text text:use-soft-page-breaks="true">
      <text:h text:style-name="P1" text:outline-level="1">CS 6140 Project Proposal</text:h>
      <text:p text:style-name="P2"/>
      <text:list text:style-name="LFO2" text:continue-numbering="true">
        <text:list-item>
          <text:p text:style-name="P3"><text:span text:style-name="T4">Project Title:<text:s/></text:span><text:span text:style-name="T5">Early Diabetes Risk Prediction Using Machine Learning on CDC Health Indicators</text:span></text:p>
        </text:list-item>
      </text:list>
      <text:p text:style-name="P6"/>
      <text:list text:style-name="LFO2" text:continue-numbering="true">
        <text:list-item>
          <text:p text:style-name="P7">Team Members:</text:p>
        </text:list-item>
      </text:list>
      <text:list text:style-name="LFO3" text:continue-numbering="true">
        <text:list-item>
          <text:p text:style-name="P8">Muhammed Bilal:<text:s/>bilal.muh@northeastern.edu</text:p>
        </text:list-item>
        <text:list-item>
          <text:p text:style-name="P9">Yousef Ebrahim:<text:s/>ebrahim.y@northeastern.edu</text:p>
        </text:list-item>
        <text:list-item>
          <text:p text:style-name="P10">Juan Franco Boeta:<text:s/>francoboeta.j@northeastern.edu</text:p>
        </text:list-item>
      </text:list>
      <text:p text:style-name="P11"/>
      <text:list text:style-name="LFO2" text:continue-numbering="true">
        <text:list-item>
          <text:p text:style-name="P12"><text:span text:style-name="T13">Objectives and Significance</text:span><text:span text:style-name="T14">:</text:span></text:p>
        </text:list-item>
      </text:list>
      <text:p text:style-name="P15">Diabetes is one of the most common chronic diseases in the world, affecting over 500 million people, and that number keeps<text:s/>on<text:s/>growing. Catching Type 2 diabetes early matters a lot because lifestyle changes and early medical intervention can delay or even prevent the disease from progressing. The problem is that in real<text:s/>world<text:s/>health datasets, the huge majority of people are non-diabetic. In<text:s/>the<text:s/>dataset<text:s/>we are planning on using, it's<text:s/>about<text:s/>86% healthy and 14% diabetic. This imbalance is a real issue because a machine learning model can just predict "not diabetic"<text:s/>(class 0)<text:s/>for everyone and still hit 86% accuracy while completely missing every actual diabetic patient. The goal of this project is to explore how different techniques for handling this imbalance affect whether a model can actually catch<text:s/>the<text:s/>at-risk individuals, and to use explainability methods to figure out which risk factors are driving those predictions.</text:p>
      <text:p text:style-name="P16">We are<text:s/>planning on using<text:s/>the CDC's Behavioral Risk Factor Surveillance System (BRFSS) dataset, which has over<text:s/>253,680<text:s/>survey responses and 21 health indicator features.<text:s/>We were thinking of 2<text:s/>main experiments. First, we will train baseline models (Logistic Regression, K-Nearest Neighbors) and stronger models (Random Forest, XGBoost) on both the raw imbalanced data and on balanced versions using techniques like SMOTE and SMOTE-ENN, comparing how each approach affects the trade-off<text:s/><text:soft-page-break/>between catching true diabetic cases (recall) and avoiding<text:s/>any<text:s/>false alarms (precision). Second, we<text:s/>can also<text:s/>run SHAP (SHapley Additive exPlanations) analysis on our best models to see which features like BMI, age, general health, or physical activity have the most influence on predictions, and whether different models agree on what matters. For evaluation, we will focus on metrics that actually make sense for imbalanced data, like F1-score, AUC-ROC, and precision-recall curves, instead of just looking at<text:s/>the<text:s/>accuracy.</text:p>
      <text:p text:style-name="P17">Lastly, one of our<text:s/>group<text:s/>members, Muhammed,<text:s/>is Type 1 diabetic, so this topic<text:s/>has a lot of<text:s/>personal<text:s/>meaning to us and gives us some real understanding of how much early detection matters in people's lives. On the research side<text:s/>of this,<text:s/>Reza et al. (2024) used stacking ensemble methods on the PIMA diabetes dataset and showed improved classification of diabetic patients. Islam et al. (2025)<text:s/>also<text:s/>worked with the same BRFSS dataset<text:s/>that we will use,<text:s/>and applied SHAP explainability, finding<text:s/>out<text:s/>that general health status, BMI, and age were the strongest predictors. We want to build onto<text:s/>this by combining a thorough comparison of imbalance<text:s/>handling strategies with model explainability, so that the end result is a prediction<text:s/>method<text:s/>that is accurate and also<text:s/>useful enough<text:s/>in a<text:s/>real-world<text:s/>clinical setting.</text:p>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fo:font-weight="bold" style:font-weight-asian="bold" style:font-weight-complex="bold"/>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uhammed Bilal</meta:initial-creator>
    <dc:creator>Muhammed Bilal</dc:creator>
    <meta:creation-date>2026-03-02T03:50:00Z</meta:creation-date>
    <dc:date>2026-03-02T04:45:00Z</dc:date>
    <meta:print-date>2026-03-02T04:44:00Z</meta:print-date>
    <meta:template xlink:href="Normal" xlink:type="simple"/>
    <meta:editing-cycles>6</meta:editing-cycles>
    <meta:editing-duration>PT3300S</meta:editing-duration>
    <meta:document-statistic meta:page-count="2" meta:paragraph-count="6" meta:word-count="455" meta:character-count="3045" meta:row-count="21" meta:non-whitespace-character-count="2596"/>
  </office:meta>
</office:document-meta>
</file>